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JetBrains Mono" svg:font-family="'JetBrains Mono', monospace"/>
    <style:font-face style:name="Lucida Sans1" svg:font-family="'Lucida Sans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JetBrains Mono"/>
    </style:style>
    <style:style style:name="P2" style:family="paragraph" style:parent-style-name="Preformatted_20_Text">
      <style:paragraph-properties fo:background-color="#2b2b2b">
        <style:background-image/>
      </style:paragraph-properties>
      <style:text-properties fo:color="#808080" style:font-name="JetBrains Mono"/>
    </style:style>
    <style:style style:name="P3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4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T1" style:family="text">
      <style:text-properties fo:color="#8888c6"/>
    </style:style>
    <style:style style:name="T2" style:family="text">
      <style:text-properties fo:color="#8888c6" style:font-name="JetBrains Mono"/>
    </style:style>
    <style:style style:name="T3" style:family="text">
      <style:text-properties fo:color="#6a8759"/>
    </style:style>
    <style:style style:name="T4" style:family="text">
      <style:text-properties fo:color="#6a8759" style:font-name="JetBrains Mono"/>
    </style:style>
    <style:style style:name="T5" style:family="text">
      <style:text-properties fo:color="#6897bb"/>
    </style:style>
    <style:style style:name="T6" style:family="text">
      <style:text-properties fo:color="#6897bb" style:font-name="JetBrains Mono"/>
    </style:style>
    <style:style style:name="T7" style:family="text">
      <style:text-properties fo:color="#cc7832"/>
    </style:style>
    <style:style style:name="T8" style:family="text">
      <style:text-properties fo:color="#cc7832" style:font-name="JetBrains Mono"/>
    </style:style>
    <style:style style:name="T9" style:family="text">
      <style:text-properties style:font-name="JetBrai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 Для онлайн-конференции необходимо написать программу, которая будет подсчитывать общую стоимость билетов. Программа должна работать следующим образом:</text:p>
      <text:p text:style-name="P2"/>
      <text:p text:style-name="P2"># 1. В начале у пользователя запрашивается количество билетов, которые он хочет приобрести на мероприятие.</text:p>
      <text:p text:style-name="P2"/>
      <text:p text:style-name="P2"># 2. Далее для каждого билета запрашивается возраст посетителя, в соответствии со значением которого выбирается стоимость:</text:p>
      <text:p text:style-name="P2"/>
      <text:p text:style-name="P2"># Если посетителю конференции менее 18 лет, то он проходит на конференцию бесплатно.</text:p>
      <text:p text:style-name="P2"># От 18 до 25 лет — 990 руб.</text:p>
      <text:p text:style-name="P2"># От 25 лет — полная стоимость 1390 руб.</text:p>
      <text:p text:style-name="P2"># 3. В результате программы выводится сумма к оплате. При этом, если человек регистрирует больше трёх человек на конференцию, то дополнительно получает 10% скидку на полную стоимость заказа.</text:p>
      <text:p text:style-name="P2"/>
      <text:p text:style-name="P2"># Для проверки загрузите полученное решение на GitHub и прикрепите ссылку.</text:p>
      <text:p text:style-name="P4">n = <text:span text:style-name="T1">int</text:span>(<text:span text:style-name="T1">input</text:span>(<text:span text:style-name="T3">"Сколько мест вы хотите забронировать? "</text:span>))</text:p>
      <text:p text:style-name="P4"><text:span text:style-name="T1">print</text:span>(<text:span text:style-name="T3">"Укажите возраст каждого посетителя"</text:span>)</text:p>
      <text:p text:style-name="P4">s = <text:span text:style-name="T5">0</text:span></text:p>
      <text:p text:style-name="P4"><text:span text:style-name="T7">for </text:span>i <text:span text:style-name="T7">in </text:span><text:span text:style-name="T1">range</text:span>(n):</text:p>
      <text:p text:style-name="P3"><text:s text:c="4"/><text:span text:style-name="T9">age = </text:span><text:span text:style-name="T2">int</text:span><text:span text:style-name="T9">(</text:span><text:span text:style-name="T2">input</text:span><text:span text:style-name="T9">(</text:span><text:span text:style-name="T4">"Возраст: "</text:span><text:span text:style-name="T9">))</text:span></text:p>
      <text:p text:style-name="P3"><text:s text:c="4"/><text:span text:style-name="T8">if </text:span><text:span text:style-name="T9">age &lt; </text:span><text:span text:style-name="T6">18</text:span><text:span text:style-name="T9">:</text:span></text:p>
      <text:p text:style-name="P3"><text:s text:c="8"/><text:span text:style-name="T9">s += </text:span><text:span text:style-name="T6">0</text:span></text:p>
      <text:p text:style-name="P3"><text:span text:style-name="T5"><text:s text:c="4"/></text:span><text:span text:style-name="T8">elif </text:span><text:span text:style-name="T6">18 </text:span><text:span text:style-name="T9">&lt;= age &lt; </text:span><text:span text:style-name="T6">25</text:span><text:span text:style-name="T9">:</text:span></text:p>
      <text:p text:style-name="P3"><text:s text:c="8"/><text:span text:style-name="T9">s += </text:span><text:span text:style-name="T6">990</text:span></text:p>
      <text:p text:style-name="P3"><text:span text:style-name="T5"><text:s text:c="4"/></text:span><text:span text:style-name="T8">else</text:span><text:span text:style-name="T9">:</text:span></text:p>
      <text:p text:style-name="P3"><text:s text:c="8"/><text:span text:style-name="T9">s += </text:span><text:span text:style-name="T6">1390</text:span></text:p>
      <text:p text:style-name="P4"><text:span text:style-name="T7">if </text:span>n &gt; <text:span text:style-name="T5">3</text:span>:</text:p>
      <text:p text:style-name="P3"><text:s text:c="4"/><text:span text:style-name="T9">f = </text:span><text:span text:style-name="T6">0.9</text:span></text:p>
      <text:p text:style-name="P4"><text:span text:style-name="T7">else</text:span>:</text:p>
      <text:p text:style-name="P3"><text:s text:c="4"/><text:span text:style-name="T9">f = </text:span><text:span text:style-name="T6">1</text:span></text:p>
      <text:p text:style-name="P1"><text:span text:style-name="T1">print</text:span>(<text:span text:style-name="T3">"Итого со скидкой -"</text:span><text:span text:style-name="T7">, </text:span>s * f)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JetBrains Mono" svg:font-family="'JetBrains Mono', monospace"/>
    <style:font-face style:name="Lucida Sans1" svg:font-family="'Lucida Sans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24" meta:word-count="179" meta:character-count="1115"/>
    <dc:date>2022-04-28T16:12:06.01</dc:date>
    <meta:generator>OpenOffice.org/3.3$Win32 OpenOffice.org_project/330m20$Build-9567</meta:generator>
  </office:meta>
</office:document-meta>
</file>